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0c8c" officeooo:paragraph-rsid="001f0c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gresql Data typ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15:34:22.948494854</meta:creation-date>
    <dc:date>2021-05-14T15:35:25.734923564</dc:date>
    <meta:editing-duration>PT1M6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8"/>
    <meta:generator>LibreOffice/6.0.7.3$Linux_X86_64 LibreOffice_project/00m0$Build-3</meta:generator>
  </office:meta>
</office:document-meta>
</file>